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ragment.createDynamicElement( String uri , String 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ild.setDynamicAttribute( String uri , String name , String q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ragment.addText( Node n ,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ild.Child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ragment.add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ragment.ge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.createDynamicElement( String uri , String 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Fragment.XML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ild.add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